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 style:master-page-name="MP0">
      <style:paragraph-properties fo:text-align="center" style:justify-single-word="false" style:page-number="auto" fo:break-before="page"/>
      <style:text-properties fo:font-size="16pt" style:font-size-asian="16pt" style:font-size-complex="16pt"/>
    </style:style>
    <style:style style:name="P3" style:family="paragraph" style:parent-style-name="Standard" style:list-style-name="L1"/>
    <style:style style:name="P4" style:family="paragraph" style:parent-style-name="Standard" style:list-style-name="L2"/>
    <style:style style:name="P5" style:family="paragraph" style:parent-style-name="Standard" style:list-style-name="L3"/>
    <style:style style:name="P6" style:family="paragraph" style:parent-style-name="Standard" style:list-style-name="L4"/>
    <style:style style:name="P7" style:family="paragraph" style:parent-style-name="Standard" style:list-style-name="L5"/>
    <style:style style:name="P8" style:family="paragraph" style:parent-style-name="Standard" style:list-style-name="L6"/>
    <style:style style:name="P9" style:family="paragraph" style:parent-style-name="Standard" style:list-style-name="L7"/>
    <style:style style:name="P10" style:family="paragraph" style:parent-style-name="Standard" style:list-style-name="L8"/>
    <style:style style:name="P11" style:family="paragraph" style:parent-style-name="Standard" style:list-style-name="L9"/>
    <style:style style:name="P12" style:family="paragraph" style:parent-style-name="Standard" style:list-style-name="L10"/>
    <style:style style:name="P13" style:family="paragraph" style:parent-style-name="Standard" style:list-style-name="L11"/>
    <style:style style:name="P14" style:family="paragraph" style:parent-style-name="Standard" style:list-style-name="L12"/>
    <style:style style:name="P15" style:family="paragraph" style:parent-style-name="Standard" style:list-style-name="L13"/>
    <style:style style:name="P16" style:family="paragraph" style:parent-style-name="Standard">
      <style:text-properties officeooo:rsid="000b9aeb" officeooo:paragraph-rsid="000b9aeb"/>
    </style:style>
    <text:list-style style:name="L1">
      <text:list-level-style-bullet text:level="1" text:style-name="WW_5f_CharLFO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3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3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3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4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4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4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5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5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5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6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6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6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WW_5f_CharLFO7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7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7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7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7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7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7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7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7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WW_5f_CharLFO8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8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8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8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8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8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8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8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8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WW_5f_CharLFO9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9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9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9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9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9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9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9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9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WW_5f_CharLFO10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0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0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0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0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0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0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0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0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WW_5f_CharLFO11LVL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1LVL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1LVL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1LVL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1LVL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1LVL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1LVL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1LVL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1LVL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WW_5f_CharLFO12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2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2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2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2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2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2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2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2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WW_5f_CharLFO13LVL1" loext:num-list-format="%1%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3LVL2" loext:num-list-format="%2%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3LVL3" loext:num-list-format="%3%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3LVL4" loext:num-list-format="%4%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3LVL5" loext:num-list-format="%5%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3LVL6" loext:num-list-format="%6%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3LVL7" loext:num-list-format="%7%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3LVL8" loext:num-list-format="%8%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3LVL9" loext:num-list-format="%9%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oftware year 12 task 1 logbook</text:p>
      <text:p text:style-name="P1">Noah Hallows</text:p>
      <text:p text:style-name="P1"/>
      <text:p text:style-name="Standard">Entry 1 29/10/23</text:p>
      <text:p text:style-name="Standard"/>
      <text:p text:style-name="Standard">Aim: My aim today was to make an official start to my project and setup the libraries I am going to use in the major project.</text:p>
      <text:p text:style-name="Standard"/>
      <text:p text:style-name="Standard">Work completed:</text:p>
      <text:list text:style-name="L1">
        <text:list-item>
          <text:p text:style-name="P3">Started Gannt chart</text:p>
        </text:list-item>
        <text:list-item>
          <text:p text:style-name="P3">Started log book</text:p>
        </text:list-item>
        <text:list-item>
          <text:p text:style-name="P3">setup Opencv, distrobox and “face-recognition”(a python package for face recognition)</text:p>
        </text:list-item>
      </text:list>
      <text:p text:style-name="Standard"/>
      <text:p text:style-name="Standard">Work to be continued:</text:p>
      <text:p text:style-name="Standard">I plan to continue updating the software I have installed and my log book and gannt chart.</text:p>
      <text:p text:style-name="Standard"/>
      <text:p text:style-name="Standard">Issues:</text:p>
      <text:p text:style-name="Standard">Opencv doesn’t provide an install guide for Arch Linux, so instead of working it out my self I have setup a Fedora Linux container.</text:p>
      <text:p text:style-name="Standard"/>
      <text:p text:style-name="Standard">Entry 2 31/10/23</text:p>
      <text:p text:style-name="Standard"/>
      <text:p text:style-name="Standard">Aim: My aim today was to get a significant amount of my defining and understanding section done</text:p>
      <text:p text:style-name="Standard"/>
      <text:p text:style-name="Standard">Work completed:</text:p>
      <text:list text:style-name="L2">
        <text:list-item>
          <text:p text:style-name="P4">DFD</text:p>
        </text:list-item>
        <text:list-item>
          <text:p text:style-name="P4">IPO diagram</text:p>
        </text:list-item>
        <text:list-item>
          <text:p text:style-name="P4">Identification of the problem</text:p>
        </text:list-item>
        <text:list-item>
          <text:p text:style-name="P4">Social and ethical issues</text:p>
        </text:list-item>
      </text:list>
      <text:p text:style-name="Standard"/>
      <text:p text:style-name="Standard">Work to be continued:</text:p>
      <text:list text:style-name="L3">
        <text:list-item>
          <text:p text:style-name="P5">Structure chart</text:p>
        </text:list-item>
      </text:list>
      <text:p text:style-name="Standard">Issues: I had difficulty finding a program to make my diagrams in</text:p>
      <text:p text:style-name="Standard"/>
      <text:p text:style-name="Standard">Entry 3 1/11/23</text:p>
      <text:p text:style-name="Standard"/>
      <text:p text:style-name="Standard">Aim: To complete my context diagram</text:p>
      <text:p text:style-name="Standard"/>
      <text:p text:style-name="Standard">Work complete:</text:p>
      <text:list text:style-name="L4">
        <text:list-item>
          <text:p text:style-name="P6">Context diagram</text:p>
        </text:list-item>
      </text:list>
      <text:p text:style-name="Standard"/>
      <text:p text:style-name="Standard">Work to be continued:</text:p>
      <text:list text:style-name="L5">
        <text:list-item>
          <text:p text:style-name="P7">NA</text:p>
        </text:list-item>
      </text:list>
      <text:p text:style-name="Standard"/>
      <text:p text:style-name="Standard">Issues: NA</text:p>
      <text:p text:style-name="Standard"/>
      <text:p text:style-name="Standard">Entry 4 2/11/23</text:p>
      <text:p text:style-name="Standard"/>
      <text:p text:style-name="Standard">Aim: To finish my system modeling tools</text:p>
      <text:p text:style-name="Standard"/>
      <text:p text:style-name="Standard">Work completed:</text:p>
      <text:list text:style-name="L6">
        <text:list-item>
          <text:p text:style-name="P8"><text:soft-page-break/>Strucute chart</text:p>
        </text:list-item>
        <text:list-item>
          <text:p text:style-name="P8">System flow chart</text:p>
        </text:list-item>
        <text:list-item>
          <text:p text:style-name="P8">Data dictionary</text:p>
        </text:list-item>
        <text:list-item>
          <text:p text:style-name="P8">Generation of ideas section</text:p>
        </text:list-item>
        <text:list-item>
          <text:p text:style-name="P8">Communication with others section</text:p>
        </text:list-item>
        <text:list-item>
          <text:p text:style-name="P8">Updated IPO diagram</text:p>
        </text:list-item>
        <text:list-item>
          <text:p text:style-name="P8">Selected appropriate data types</text:p>
        </text:list-item>
        <text:list-item>
          <text:p text:style-name="P8">Draft inferface design</text:p>
        </text:list-item>
        <text:list-item>
          <text:p text:style-name="P8">Setup github repo to store my work</text:p>
        </text:list-item>
      </text:list>
      <text:p text:style-name="Standard"/>
      <text:p text:style-name="Standard">Work to be continued:</text:p>
      <text:list text:style-name="L7">
        <text:list-item>
          <text:p text:style-name="P9">NA</text:p>
        </text:list-item>
      </text:list>
      <text:p text:style-name="Standard"/>
      <text:p text:style-name="Standard">Issues: Microsoft Visio is bad, I had a bit of difficulty setting up github for the first time and for some reason the github android app doesn’t let my upload files. I tried to use ‘Mockups’ to make my draft UI but I quickly got annoyed with it and make the smart decision to make a static website using Dreamweaver and the Bootstrap framework as the mockup UI instead.</text:p>
      <text:p text:style-name="Standard"/>
      <text:p text:style-name="Standard">Entry 5 3/11/23</text:p>
      <text:p text:style-name="Standard"/>
      <text:p text:style-name="Standard">Aim: I planned on making my pseudocode and algorithm flowchart</text:p>
      <text:p text:style-name="Standard"/>
      <text:p text:style-name="Standard">Work complete:</text:p>
      <text:list text:style-name="L8">
        <text:list-item>
          <text:p text:style-name="P10">Pseudocode</text:p>
        </text:list-item>
        <text:list-item>
          <text:p text:style-name="P10">Algorithm flow chart</text:p>
        </text:list-item>
        <text:list-item>
          <text:p text:style-name="P10">Updated gannt chart</text:p>
        </text:list-item>
        <text:list-item>
          <text:p text:style-name="P10">Updated IPO diagram</text:p>
        </text:list-item>
      </text:list>
      <text:p text:style-name="Standard"/>
      <text:p text:style-name="Standard">Work to be continued:</text:p>
      <text:list text:style-name="L9">
        <text:list-item>
          <text:p text:style-name="P11">NA</text:p>
        </text:list-item>
      </text:list>
      <text:p text:style-name="Standard"/>
      <text:p text:style-name="Standard">Issues: Once again I do not like Microsoft Visio and I’m not 100% sure how I will tell opencv which face to blur</text:p>
      <text:p text:style-name="Standard"/>
      <text:p text:style-name="Standard">Entry 6 4/11/23</text:p>
      <text:p text:style-name="Standard"/>
      <text:p text:style-name="Standard">Aim: I plan on completing the remaining work for my assessment</text:p>
      <text:p text:style-name="Standard"/>
      <text:p text:style-name="Standard">Work complete:</text:p>
      <text:list text:style-name="L10">
        <text:list-item>
          <text:p text:style-name="P12">Selection of software environment</text:p>
        </text:list-item>
        <text:list-item>
          <text:p text:style-name="P12">Identification of appropriate hardware</text:p>
        </text:list-item>
        <text:list-item>
          <text:p text:style-name="P12">Defining files</text:p>
        </text:list-item>
        <text:list-item>
          <text:p text:style-name="P12">Refined system flow chart</text:p>
        </text:list-item>
        <text:list-item>
          <text:p text:style-name="P12">Refined data dictionary</text:p>
        </text:list-item>
        <text:list-item>
          <text:p text:style-name="P12">Identification of potential subroutines</text:p>
        </text:list-item>
        <text:list-item>
          <text:p text:style-name="P12">Identification of appropriate test data</text:p>
        </text:list-item>
        <text:list-item>
          <text:p text:style-name="P12">Planed enabling of user feedback and update system</text:p>
        </text:list-item>
        <text:list-item>
          <text:p text:style-name="P12">Reconsideration of social and ethical issues</text:p>
        </text:list-item>
        <text:list-item>
          <text:p text:style-name="P12">More communication with others</text:p>
        </text:list-item>
        <text:list-item>
          <text:p text:style-name="P12">Management of project using tools</text:p>
        </text:list-item>
        <text:list-item>
          <text:p text:style-name="P12">Compiling all work into single document ready for submission</text:p>
        </text:list-item>
      </text:list>
      <text:p text:style-name="Standard"/>
      <text:p text:style-name="Standard"><text:soft-page-break/>Work to be continued</text:p>
      <text:list text:style-name="L11">
        <text:list-item>
          <text:p text:style-name="P13">NA, project completed</text:p>
        </text:list-item>
      </text:list>
      <text:p text:style-name="Standard"/>
      <text:p text:style-name="Standard">Issues: I encountered no major issues today, the libraries and language I am using have no clear minimum hardware requirements, so I had to work them out myself.</text:p>
      <text:p text:style-name="Standard"/>
      <text:p text:style-name="Standard">Entry 7 21/11/23</text:p>
      <text:p text:style-name="Standard"/>
      <text:p text:style-name="Standard">Aim: Create prototype to include in assessment</text:p>
      <text:p text:style-name="Standard"/>
      <text:p text:style-name="Standard">Work completed:</text:p>
      <text:p text:style-name="Standard"/>
      <text:list text:style-name="L12">
        <text:list-item>
          <text:p text:style-name="P14">The prototype is largely done; however, it doesn’t search sub directories. This will be fixed in the final version</text:p>
        </text:list-item>
      </text:list>
      <text:p text:style-name="Standard"/>
      <text:p text:style-name="Standard">Work to be continued:</text:p>
      <text:list text:continue-numbering="true" text:style-name="L12">
        <text:list-item>
          <text:p text:style-name="P14">Na</text:p>
        </text:list-item>
      </text:list>
      <text:p text:style-name="Standard"/>
      <text:p text:style-name="Standard">Issues: See above</text:p>
      <text:p text:style-name="Standard"/>
      <text:p text:style-name="Standard">Entry 8 23/11/2023</text:p>
      <text:p text:style-name="Standard"/>
      <text:p text:style-name="Standard">Aim: to fix minor issues in my portfolio, particularly improve the UI mockup</text:p>
      <text:p text:style-name="Standard"/>
      <text:p text:style-name="Standard">Work completed:</text:p>
      <text:list text:continue-numbering="true" text:style-name="L12">
        <text:list-item>
          <text:p text:style-name="P14">Improved UI mockup</text:p>
        </text:list-item>
        <text:list-item>
          <text:p text:style-name="P14">Improved pseudocode</text:p>
        </text:list-item>
        <text:list-item>
          <text:p text:style-name="P14">Included data structure</text:p>
        </text:list-item>
      </text:list>
      <text:p text:style-name="Standard"/>
      <text:p text:style-name="Standard">Work to be continued:</text:p>
      <text:list text:style-name="L13">
        <text:list-item>
          <text:p text:style-name="P15">Na</text:p>
        </text:list-item>
      </text:list>
      <text:p text:style-name="Standard"/>
      <text:p text:style-name="Standard">Issues: Due to communication from the head teacher, I realized that I had missed the section of data structures.</text:p>
      <text:p text:style-name="Standard"/>
      <text:p text:style-name="P16">Entry 9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style:font-name-asian="Noto Sans CJK SC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AU" fo:font-style="normal" style:text-underline-style="none" fo:font-weight="normal" style:letter-kerning="true" fo:background-color="transparent" style:font-name-asian="Noto Sans CJK SC" style:font-size-asian="12pt" style:language-asian="zh" style:country-asian="CN" style:font-style-asian="normal" style:font-weight-asian="normal" style:font-name-complex="Lohit Marath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1" style:display-name="WW_CharLFO3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2" style:display-name="WW_CharLFO3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3" style:display-name="WW_CharLFO3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4" style:display-name="WW_CharLFO3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5" style:display-name="WW_CharLFO3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6" style:display-name="WW_CharLFO3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7" style:display-name="WW_CharLFO3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8" style:display-name="WW_CharLFO3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3LVL9" style:display-name="WW_CharLFO3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1" style:display-name="WW_CharLFO4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2" style:display-name="WW_CharLFO4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3" style:display-name="WW_CharLFO4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4" style:display-name="WW_CharLFO4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5" style:display-name="WW_CharLFO4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6" style:display-name="WW_CharLFO4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7" style:display-name="WW_CharLFO4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8" style:display-name="WW_CharLFO4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4LVL9" style:display-name="WW_CharLFO4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1" style:display-name="WW_CharLFO5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2" style:display-name="WW_CharLFO5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3" style:display-name="WW_CharLFO5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4" style:display-name="WW_CharLFO5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5" style:display-name="WW_CharLFO5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6" style:display-name="WW_CharLFO5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7" style:display-name="WW_CharLFO5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8" style:display-name="WW_CharLFO5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5LVL9" style:display-name="WW_CharLFO5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1" style:display-name="WW_CharLFO6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2" style:display-name="WW_CharLFO6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3" style:display-name="WW_CharLFO6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4" style:display-name="WW_CharLFO6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5" style:display-name="WW_CharLFO6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6" style:display-name="WW_CharLFO6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7" style:display-name="WW_CharLFO6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8" style:display-name="WW_CharLFO6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6LVL9" style:display-name="WW_CharLFO6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1" style:display-name="WW_CharLFO7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2" style:display-name="WW_CharLFO7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3" style:display-name="WW_CharLFO7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4" style:display-name="WW_CharLFO7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5" style:display-name="WW_CharLFO7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6" style:display-name="WW_CharLFO7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7" style:display-name="WW_CharLFO7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8" style:display-name="WW_CharLFO7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7LVL9" style:display-name="WW_CharLFO7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1" style:display-name="WW_CharLFO8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2" style:display-name="WW_CharLFO8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3" style:display-name="WW_CharLFO8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4" style:display-name="WW_CharLFO8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5" style:display-name="WW_CharLFO8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6" style:display-name="WW_CharLFO8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7" style:display-name="WW_CharLFO8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8" style:display-name="WW_CharLFO8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8LVL9" style:display-name="WW_CharLFO8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1" style:display-name="WW_CharLFO9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2" style:display-name="WW_CharLFO9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3" style:display-name="WW_CharLFO9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4" style:display-name="WW_CharLFO9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5" style:display-name="WW_CharLFO9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6" style:display-name="WW_CharLFO9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7" style:display-name="WW_CharLFO9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8" style:display-name="WW_CharLFO9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9LVL9" style:display-name="WW_CharLFO9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1" style:display-name="WW_CharLFO10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2" style:display-name="WW_CharLFO10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3" style:display-name="WW_CharLFO10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4" style:display-name="WW_CharLFO10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5" style:display-name="WW_CharLFO10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6" style:display-name="WW_CharLFO10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7" style:display-name="WW_CharLFO10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8" style:display-name="WW_CharLFO10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0LVL9" style:display-name="WW_CharLFO10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1" style:display-name="WW_CharLFO1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2" style:display-name="WW_CharLFO1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3" style:display-name="WW_CharLFO1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4" style:display-name="WW_CharLFO1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5" style:display-name="WW_CharLFO1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6" style:display-name="WW_CharLFO1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7" style:display-name="WW_CharLFO1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8" style:display-name="WW_CharLFO1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1LVL9" style:display-name="WW_CharLFO1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style:font-name="Symbol" fo:font-family="Symbol" style:font-family-generic="roman" style:font-pitch="variable" style:font-charset="x-symbol"/>
    </style:style>
    <style:style style:name="WW_5f_CharLFO13LVL2" style:display-name="WW_CharLFO1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3" style:display-name="WW_CharLFO13LVL3" style:family="text">
      <style:text-properties style:font-name="Wingdings" fo:font-family="Wingdings" style:font-family-generic="system" style:font-pitch="variable" style:font-charset="x-symbol"/>
    </style:style>
    <style:style style:name="WW_5f_CharLFO13LVL4" style:display-name="WW_CharLFO13LVL4" style:family="text">
      <style:text-properties style:font-name="Symbol" fo:font-family="Symbol" style:font-family-generic="roman" style:font-pitch="variable" style:font-charset="x-symbol"/>
    </style:style>
    <style:style style:name="WW_5f_CharLFO13LVL5" style:display-name="WW_CharLFO1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6" style:display-name="WW_CharLFO13LVL6" style:family="text">
      <style:text-properties style:font-name="Wingdings" fo:font-family="Wingdings" style:font-family-generic="system" style:font-pitch="variable" style:font-charset="x-symbol"/>
    </style:style>
    <style:style style:name="WW_5f_CharLFO13LVL7" style:display-name="WW_CharLFO13LVL7" style:family="text">
      <style:text-properties style:font-name="Symbol" fo:font-family="Symbol" style:font-family-generic="roman" style:font-pitch="variable" style:font-charset="x-symbol"/>
    </style:style>
    <style:style style:name="WW_5f_CharLFO13LVL8" style:display-name="WW_CharLFO1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3LVL9" style:display-name="WW_CharLFO1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Linux_X86_64 LibreOffice_project/420$Build-3</meta:generator>
    <meta:creation-date>2023-10-29T11:15:00Z</meta:creation-date>
    <dc:date>2024-02-22T12:15:03.314302234</dc:date>
    <meta:editing-cycles>12</meta:editing-cycles>
    <meta:editing-duration>PT2H36M8S</meta:editing-duration>
    <meta:document-statistic meta:table-count="0" meta:image-count="0" meta:object-count="0" meta:page-count="3" meta:paragraph-count="89" meta:word-count="587" meta:character-count="3251" meta:non-whitespace-character-count="2796"/>
    <meta:template xlink:type="simple" xlink:actuate="onRequest" xlink:title="" xlink:href="Normal.dotm"/>
  </office:meta>
</office:document-meta>
</file>